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6d80" officeooo:paragraph-rsid="00076d80"/>
    </style:style>
    <style:style style:name="P2" style:family="paragraph" style:parent-style-name="Standard" style:list-style-name="L3">
      <style:text-properties officeooo:rsid="00076d80" officeooo:paragraph-rsid="00076d80"/>
    </style:style>
    <style:style style:name="P3" style:family="paragraph" style:parent-style-name="Standard" style:list-style-name="L3">
      <style:text-properties officeooo:rsid="0009336c" officeooo:paragraph-rsid="0009336c"/>
    </style:style>
    <style:style style:name="P4" style:family="paragraph" style:parent-style-name="Standard" style:list-style-name="L3">
      <style:text-properties officeooo:rsid="00094946" officeooo:paragraph-rsid="00094946"/>
    </style:style>
    <style:style style:name="P5" style:family="paragraph" style:parent-style-name="Standard">
      <style:text-properties officeooo:rsid="000a5ec9" officeooo:paragraph-rsid="000a5ec9"/>
    </style:style>
    <style:style style:name="T1" style:family="text">
      <style:text-properties officeooo:rsid="000a5ec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Alec Daling</text:p>
      <text:p text:style-name="P5">27 March 2017</text:p>
      <text:p text:style-name="P5">CSE 4252</text:p>
      <text:p text:style-name="P5">Homework 4</text:p>
      <text:p text:style-name="P1"/>
      <text:p text:style-name="P1"/>
      <text:p text:style-name="P1"/>
      <text:p text:style-name="P1"/>
      <text:list xml:id="list7768531371369096261" text:style-name="L3">
        <text:list-item>
          <text:p text:style-name="P2"/>
          <text:p text:style-name="P2"/>
          <text:p text:style-name="P2">Structs come from C. All members of structs are public by default. In classes, all members are private by default. Classes allow for encapsulation and OOP. Additionally, struct inheritance is assumed public and class inheritance is assumed private.<text:line-break/><text:line-break/>Struct circle : <text:s/>shape { //public inheritance</text:p>
          <text:p text:style-name="P2"><text:tab/>int radius; //public member<text:line-break/><text:tab/>double circumference; //public member<text:line-break/>}<text:line-break/></text:p>
          <text:p text:style-name="P2">class circle : shape { <text:line-break/><text:tab/>//private inheritance<text:line-break/> <text:tab/>int radius; //private<text:line-break/><text:tab/> double circumference; //private class member<text:line-break/>}<text:line-break/><text:line-break/></text:p>
        </text:list-item>
        <text:list-item>
          <text:p text:style-name="P3">Blitz++ is a high-performance scientific vector library like Eigen or GSL.</text:p>
        </text:list-item>
        <text:list-item>
          <text:p text:style-name="P4">The code creates number_of_elements+1 instances of type MyClass. </text:p>
          <text:p text:style-name="P4">You can delete p_object with “delete p_object” and you can delete p_array with “delete[] p_arr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09:55:03.598302243</meta:creation-date>
    <dc:date>2017-03-27T10:49:04.663169034</dc:date>
    <meta:editing-duration>PT2M</meta:editing-duration>
    <meta:editing-cycles>1</meta:editing-cycles>
    <meta:document-statistic meta:table-count="0" meta:image-count="0" meta:object-count="0" meta:page-count="1" meta:paragraph-count="11" meta:word-count="116" meta:character-count="770" meta:non-whitespace-character-count="653"/>
    <meta:generator>LibreOffice/5.1.6.2$Linux_X86_64 LibreOffice_project/10m0$Build-2</meta:generator>
  </office:meta>
</office:document-meta>
</file>